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298cm" fo:margin-left="0cm" fo:margin-right="3.508cm" table:align="margins"/>
    </style:style>
    <style:style style:name="Таблица1.A" style:family="table-column">
      <style:table-column-properties style:column-width="9.326cm" style:rel-column-width="39951*"/>
    </style:style>
    <style:style style:name="Таблица1.B" style:family="table-column">
      <style:table-column-properties style:column-width="5.973cm" style:rel-column-width="2558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1" style:font-weight-asian="normal" style:font-name-complex="Times New Roman1" style:font-weight-complex="normal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>
      <style:paragraph-properties fo:text-align="start" style:justify-single-word="false"/>
      <style:text-properties style:font-name="Cambria"/>
    </style:style>
    <style:style style:name="P12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3" style:family="paragraph" style:parent-style-name="Text_20_body">
      <style:text-properties style:font-name="Cambria" fo:language="en" fo:country="US"/>
    </style:style>
    <style:style style:name="P14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T1" style:family="text">
      <style:text-properties style:font-name="Times New Roman" fo:language="ru" fo:country="RU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8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name-asian="Times New Roman1" style:font-weight-asian="bold" style:font-name-complex="Times New Roman1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5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20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2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25" style:family="text">
      <style:text-properties fo:language="ru" fo:country="RU" fo:font-weight="normal" style:font-weight-asian="normal" style:font-weight-complex="normal"/>
    </style:style>
    <style:style style:name="T26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51cm" draw:z-index="3"><draw:image xlink:href="../../odt/images/0022.png" xlink:type="simple" xlink:show="embed" xlink:actuate="onLoad"/></draw:frame></text:p>
          </table:table-cell>
          <table:table-cell table:style-name="Table1.B1" office:value-type="string">
            <text:h text:style-name="P4" text:outline-level="1">Запаковка матрицы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769cm" svg:height="1.319cm" draw:z-index="0"><draw:image xlink:href="../../odt/images/0022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преобразование <text:span text:style-name="T13">нескольких</text:span> входных <text:span text:style-name="T9">векторных</text:span> сигналов в <text:span text:style-name="T11">один</text:span> <text:span text:style-name="T9">векторный</text:span> выходной сигнал согласно алгоритму:</text:p>
            <text:p text:style-name="P7"><draw:frame draw:style-name="fr3" draw:name="Объект1" text:anchor-type="as-char" svg:width="12.197cm" svg:height="2.7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7"><draw:frame draw:style-name="fr3" draw:name="Объект12" text:anchor-type="as-char" svg:width="11.712cm" svg:height="2.02cm" draw:z-index="2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7">или</text:p>
            <text:p text:style-name="P7"><draw:frame draw:style-name="fr3" draw:name="Объект13" text:anchor-type="as-char" svg:width="12.076cm" svg:height="2.731cm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text:p text:style-name="P7"><draw:frame draw:style-name="fr3" draw:name="Объект2" text:anchor-type="as-char" svg:width="11.712cm" svg:height="2.02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8"><text:span text:style-name="T17">где</text:span><text:span text:style-name="T17"><draw:frame draw:style-name="fr3" draw:name="Объект3" text:anchor-type="as-char" svg:width="1.087cm" svg:height="0.564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7">– векторный выходной сигнал,</text:span><text:span text:style-name="T17"><draw:frame draw:style-name="fr3" draw:name="Объект4" text:anchor-type="as-char" svg:width="1.148cm" svg:height="0.621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7">– векторные входные сигналы.</text:span></text:p>
            <text:p text:style-name="P8"><text:span text:style-name="T17">Входные векторы</text:span><text:span text:style-name="T17"><draw:frame draw:style-name="fr3" draw:name="Объект5" text:anchor-type="as-char" svg:width="1.148cm" svg:height="0.621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7">, интерпретируемые как </text:span><text:span text:style-name="T10">строки</text:span><text:span text:style-name="T17"> или </text:span><text:span text:style-name="T10">столбцы</text:span><text:span text:style-name="T17"> матрицы размера</text:span><text:span text:style-name="T17"><draw:frame draw:style-name="fr3" draw:name="Объект6" text:anchor-type="as-char" svg:width="1.916cm" svg:height="0.563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7">, преобразуются в </text:span><text:span text:style-name="T12">один</text:span><text:span text:style-name="T17"> векторный выход</text:span><text:span text:style-name="T17"><draw:frame draw:style-name="fr3" draw:name="Объект9" text:anchor-type="as-char" svg:width="1.087cm" svg:height="0.56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9">(</text:span><text:span text:style-name="T17">в зависимости от варианта запаковки: по </text:span><text:span text:style-name="T10">строкам</text:span><text:span text:style-name="T17"> или по </text:span><text:span text:style-name="T10">столбцам</text:span><text:span text:style-name="T19">).</text:span></text:p>
            <text:p text:style-name="P8"><text:span text:style-name="T12">Свойства</text:span><text:span text:style-name="T17">:</text:span></text:p>
            <text:list xml:id="list4435153293448264561" text:style-name="L1">
              <text:list-item>
                <text:p text:style-name="P12"><text:span text:style-name="T24">Число строк в матрице – </text:span><text:span text:style-name="T24"><draw:frame draw:style-name="fr3" draw:name="Объект10" text:anchor-type="as-char" svg:width="0.725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4">.</text:span></text:p>
              </text:list-item>
              <text:list-item>
                <text:p text:style-name="P12"><text:span text:style-name="T24">Число столбцов в матрице – </text:span><text:span text:style-name="T24"><draw:frame draw:style-name="fr3" draw:name="Объект11" text:anchor-type="as-char" svg:width="0.639cm" svg:height="0.549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4">.</text:span></text:p>
              </text:list-item>
              <text:list-item>
                <text:p text:style-name="P12"><text:span text:style-name="T24">Матрица распакована по – вариант «распаковки» матрицы входных сигналов </text:span><text:soft-page-break/><text:span text:style-name="T24">(по </text:span><text:span text:style-name="T26">строкам</text:span><text:span text:style-name="T24"> или по </text:span><text:span text:style-name="T26">столбцам</text:span><text:span text:style-name="T24">).</text:span></text:p>
              </text:list-item>
              <text:list-item>
                <text:p text:style-name="P12"><text:span text:style-name="T24">Матрицу запаковать по – вариант «запаковки» выходного сигнала (по </text:span><text:span text:style-name="T26">строкам</text:span><text:span text:style-name="T24"> или по </text:span><text:span text:style-name="T26">столбцам</text:span><text:span text:style-name="T24">).</text:span></text:p>
              </text:list-item>
            </text:list>
            <text:p text:style-name="P11"><text:span text:style-name="T25">Примеры</text:span><text:span text:style-name="T23"> заполнения 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1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6">[<text:span text:style-name="T18">2</text:span>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6">[<text:span text:style-name="T18">3</text:span>]</text:p>
                </table:table-cell>
              </table:table-row>
              <table:table-row>
                <table:table-cell table:style-name="Таблица1.A3" office:value-type="string">
                  <text:p text:style-name="P9">Матрица рас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за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1">Именованное</text:span><text:span text:style-name="T16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3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3">[nx]</text:p>
                </table:table-cell>
              </table:table-row>
              <table:table-row>
                <table:table-cell table:style-name="Таблица1.A3" office:value-type="string">
                  <text:p text:style-name="P9">Матрица рас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за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1">Смешанное</text:span><text:span text:style-name="T16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Число строк в матрице</text:p>
                </table:table-cell>
                <table:table-cell table:style-name="Таблица1.B3" office:value-type="string">
                  <text:p text:style-name="P13">[ny]</text:p>
                </table:table-cell>
              </table:table-row>
              <table:table-row>
                <table:table-cell table:style-name="Таблица1.A3" office:value-type="string">
                  <text:p text:style-name="P9">Число столбцов в матрице</text:p>
                </table:table-cell>
                <table:table-cell table:style-name="Таблица1.B3" office:value-type="string">
                  <text:p text:style-name="P13">[5]</text:p>
                </table:table-cell>
              </table:table-row>
              <table:table-row>
                <table:table-cell table:style-name="Таблица1.A3" office:value-type="string">
                  <text:p text:style-name="P9">Матрица распакована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  <table:table-row>
                <table:table-cell table:style-name="Таблица1.A3" office:value-type="string">
                  <text:p text:style-name="P9">Матрицу запаковать по</text:p>
                </table:table-cell>
                <table:table-cell table:style-name="Таблица1.B3" office:value-type="string">
                  <text:p text:style-name="P6">Строкам</text:p>
                </table:table-cell>
              </table:table-row>
            </table:table>
            <text:p text:style-name="P5"><text:span text:style-name="T11">Примечания</text:span>:</text:p>
            <text:list xml:id="list8511101388666681353" text:style-name="L2">
              <text:list-item>
                <text:p text:style-name="P10">По умолчанию блок запаковывает два «двужильных» входных сигнала в матрицу размером <text:span text:style-name="T18">[</text:span>2х2<text:span text:style-name="T18">]</text:span>. При этом входные сигналы воспринимаются как строки матрицы и матрица запаковывается по строкам.</text:p>
              </text:list-item>
              <text:list-item>
                <text:p text:style-name="P14"><text:span text:style-name="T20">Именованные свойства </text:span><text:span text:style-name="T14">могут быть заданы </text:span><text:span text:style-name="T20">как </text:span><text:span text:style-name="T22">локальные</text:span><text:span text:style-name="T20"> переменные модели (субмодели) во вкладке </text:span><text:span text:style-name="T22">Параметры,</text:span><text:span text:style-name="T20"> как </text:span><text:span text:style-name="T22">глобальные</text:span><text:span text:style-name="T20"> сигналы </text:span><text:soft-page-break/><text:span text:style-name="T20">проекта при помощи пункта главного меню </text:span><text:span text:style-name="T10">Сервис</text:span><text:span text:style-name="T20"> </text:span><text:span text:style-name="T21">→</text:span><text:span text:style-name="T20"> </text:span><text:span text:style-name="T22">Сигналы,</text:span><text:span text:style-name="T20"> </text:span><text:span text:style-name="T14">или как </text:span><text:span text:style-name="T10">внешние</text:span><text:span text:style-name="T14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аковка матрицы</dc:title>
    <dc:date>2014-11-29T01:02:56.85</dc:date>
    <meta:generator>OpenOffice/4.1.1$Win32 OpenOffice.org_project/411m6$Build-9775</meta:generator>
    <meta:editing-duration>PT4H39M</meta:editing-duration>
    <meta:editing-cycles>89</meta:editing-cycles>
    <meta:document-statistic meta:table-count="2" meta:image-count="2" meta:object-count="11" meta:page-count="3" meta:paragraph-count="56" meta:word-count="241" meta:character-count="163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2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n>2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>M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  <mi/>
      <mo stretchy="false">⇔</mo>
      <mi/>
      <mfenced open="[" close="]">
        <mrow>
          <mtable>
            <mtr>
              <mtd>
                <mrow>
                  <msub>
                    <mi>u</mi>
                    <mn>1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n>1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i>u</mi>
                    <mn>2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n>2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u</mi>
                    <mi mathvariant="italic">M1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fenced>
      <mi/>
      <mo stretchy="false">⇒</mo>
      <mi/>
    </mrow>
    <annotation encoding="StarMath 5.0">u(t) = left [ stack{
alignl u_1(t) = [u_11(t),... u_1N(t)] #
alignl u_2(t) = [u_21(t),... u_2N(t)] #
alignl . . . . . . . . . . . . . . . . . . #
alignl u_M(t) = [u_M1(t),... u_MN(t)]
}
right none
~ dlrarrow ~
left [ stack{
alignl u_11(t),... u_1N(t) #
alignl u_21(t),... u_2N(t) #
alignl . . . . . . . . . . . . . . . . . . #
alignl u_M1(t),... u_MN(t)
}
right ]
~drarrow~</annotation>
  </semantics>
</math>
</file>

<file path=Object 10/content.xml><?xml version="1.0" encoding="utf-8"?>
<math xmlns="http://www.w3.org/1998/Math/MathML">
  <semantics>
    <mrow>
      <mi>M</mi>
    </mrow>
    <annotation encoding="StarMath 5.0">M</annotation>
  </semantics>
</math>
</file>

<file path=Object 11/content.xml><?xml version="1.0" encoding="utf-8"?>
<math xmlns="http://www.w3.org/1998/Math/MathML">
  <semantics>
    <mrow>
      <mi>N</mi>
    </mrow>
    <annotation encoding="StarMath 5.0">N</annotation>
  </semantics>
</math>
</file>

<file path=Object 1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i mathvariant="italic">или</mi>
                  </mrow>
                </mtd>
              </mtr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2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y(t) = left [ stack{
alignl u_11(t),... u_1N(t),u_21(t),... u_2N(t),u_M1(t),... u_MN(t) #
alignl или #
alignl u_11(t),... u_M1(t),u_12(t),... u_M2(t),u_1N(t),... u_MN(t)
}
right ]
</annotation>
  </semantics>
</math>
</file>

<file path=Object 13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=</mo>
        <mrow>
          <mo stretchy="true">[</mo>
          <mrow>
            <mtable>
              <mtr>
                <mtd>
                  <mrow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1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1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sub>
                      <mi>u</mi>
                      <mn>2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2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2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  <mtr>
                <mtd>
                  <mrow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  <mn>.</mn>
                  </mrow>
                </mtd>
              </mtr>
              <mtr>
                <mtd>
                  <mrow>
                    <msub>
                      <mi>u</mi>
                      <mi>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[</mo>
                        <mrow>
                          <msub>
                            <mi>u</mi>
                            <mn>1N</mn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n>...</mn>
                          <msub>
                            <mi>u</mi>
                            <mi mathvariant="italic">MN</mi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</mrow>
                  </mrow>
                </mtd>
              </mtr>
            </mtable>
          </mrow>
        </mrow>
      </mrow>
      <mi/>
      <mo stretchy="false">⇔</mo>
      <mi/>
      <mfenced open="[" close="]">
        <mrow>
          <mtable>
            <mtr>
              <mtd>
                <mrow>
                  <msub>
                    <mi>u</mi>
                    <mn>11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1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sub>
                    <mi>u</mi>
                    <mn>12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2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  <mtr>
              <mtd>
                <mrow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  <mn>.</mn>
                </mrow>
              </mtd>
            </mtr>
            <mtr>
              <mtd>
                <mrow>
                  <msub>
                    <mi>u</mi>
                    <mn>1N</mn>
                  </msub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n>...</mn>
                  <msub>
                    <mi>u</mi>
                    <mi mathvariant="italic">MN</mi>
                  </msub>
                  <mrow>
                    <mo stretchy="false">(</mo>
                    <mrow>
                      <mi>t</mi>
                    </mrow>
                    <mo stretchy="false">)</mo>
                  </mrow>
                </mrow>
              </mtd>
            </mtr>
          </mtable>
        </mrow>
      </mfenced>
      <mi/>
      <mo stretchy="false">⇒</mo>
      <mi/>
    </mrow>
    <annotation encoding="StarMath 5.0">u(t) = left [ stack{
alignl u_1(t) = [u_11(t),... u_M1(t)] #
alignl u_2(t) = [u_12(t),... u_M2(t)] #
alignl . . . . . . . . . . . . . . . . . . #
alignl u_N(t) = [u_1N(t),... u_MN(t)]
}
right none
~ dlrarrow ~
left [ stack{
alignl u_11(t),... u_M1(t) #
alignl u_12(t),... u_M2(t) #
alignl . . . . . . . . . . . . . . . . . . #
alignl u_1N(t),... u_MN(t)
}
right ]
~drarrow~</annotation>
  </semantics>
</math>
</file>

<file path=Object 2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enced open="[" close="]">
          <mrow>
            <mtable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2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n>2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i mathvariant="italic">или</mi>
                  </mrow>
                </mtd>
              </mtr>
              <mtr>
                <mtd>
                  <mrow>
                    <msub>
                      <mi>u</mi>
                      <mn>11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1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2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2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sub>
                      <mi>u</mi>
                      <mn>1N</mn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n>...</mn>
                    <msub>
                      <mi>u</mi>
                      <mi mathvariant="italic">M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</mtd>
              </mtr>
            </mtable>
          </mrow>
        </mfenced>
      </mrow>
    </mrow>
    <annotation encoding="StarMath 5.0">y(t) = left [ stack{
alignl u_11(t),... u_1N(t),u_21(t),... u_2N(t),u_M1(t),... u_MN(t) #
alignl или #
alignl u_11(t),... u_M1(t),u_12(t),... u_M2(t),u_1N(t),... u_MN(t)
}
right ]
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5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6/content.xml><?xml version="1.0" encoding="utf-8"?>
<math xmlns="http://www.w3.org/1998/Math/MathML">
  <semantics>
    <mrow>
      <mrow>
        <mo stretchy="false">[</mo>
        <mrow>
          <mrow>
            <mi>N</mi>
            <mo stretchy="false">×</mo>
            <mi>M</mi>
          </mrow>
        </mrow>
        <mo stretchy="false">]</mo>
      </mrow>
    </mrow>
    <annotation encoding="StarMath 5.0">[N times M]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